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133" officeooo:paragraph-rsid="00011133"/>
    </style:style>
    <style:style style:name="P2" style:family="paragraph" style:parent-style-name="Standard">
      <style:text-properties fo:font-weight="bold" officeooo:rsid="00024527" officeooo:paragraph-rsid="00024527" style:font-weight-asian="bold" style:font-weight-complex="bold"/>
    </style:style>
    <style:style style:name="P3" style:family="paragraph" style:parent-style-name="Standard">
      <style:text-properties fo:font-weight="bold" officeooo:rsid="000490d1" officeooo:paragraph-rsid="000490d1" style:font-weight-asian="bold" style:font-weight-complex="bold"/>
    </style:style>
    <style:style style:name="P4" style:family="paragraph" style:parent-style-name="Standard">
      <style:text-properties fo:font-weight="bold" officeooo:rsid="00068dfc" officeooo:paragraph-rsid="00068dfc" style:font-weight-asian="bold" style:font-weight-complex="bold"/>
    </style:style>
    <style:style style:name="P5" style:family="paragraph" style:parent-style-name="Standard">
      <style:text-properties fo:font-weight="bold" officeooo:rsid="00088074" officeooo:paragraph-rsid="00088074" style:font-weight-asian="bold" style:font-weight-complex="bold"/>
    </style:style>
    <style:style style:name="P6" style:family="paragraph" style:parent-style-name="Standard">
      <style:text-properties fo:font-weight="bold" officeooo:rsid="0009b82b" officeooo:paragraph-rsid="0009b82b" style:font-weight-asian="bold" style:font-weight-complex="bold"/>
    </style:style>
    <style:style style:name="P7" style:family="paragraph" style:parent-style-name="Standard">
      <style:text-properties fo:font-weight="bold" officeooo:rsid="000ab469" officeooo:paragraph-rsid="000ab469" style:font-weight-asian="bold" style:font-weight-complex="bold"/>
    </style:style>
    <style:style style:name="P8" style:family="paragraph" style:parent-style-name="Standard" style:list-style-name="L1">
      <style:text-properties fo:font-weight="bold" officeooo:rsid="000ab469" officeooo:paragraph-rsid="000ab469" style:font-weight-asian="bold" style:font-weight-complex="bold"/>
    </style:style>
    <style:style style:name="P9" style:family="paragraph" style:parent-style-name="Standard">
      <style:text-properties fo:font-weight="bold" officeooo:rsid="000c4303" officeooo:paragraph-rsid="000c4303" style:font-weight-asian="bold" style:font-weight-complex="bold"/>
    </style:style>
    <style:style style:name="P10" style:family="paragraph" style:parent-style-name="Standard" style:list-style-name="L2">
      <style:text-properties fo:font-weight="bold" officeooo:rsid="000c9efa" officeooo:paragraph-rsid="000c9efa" style:font-weight-asian="bold" style:font-weight-complex="bold"/>
    </style:style>
    <style:style style:name="P11" style:family="paragraph" style:parent-style-name="Standard">
      <style:text-properties fo:font-weight="bold" officeooo:rsid="000c9efa" officeooo:paragraph-rsid="000c9efa" style:font-weight-asian="bold" style:font-weight-complex="bold"/>
    </style:style>
    <style:style style:name="P12" style:family="paragraph" style:parent-style-name="Standard">
      <style:text-properties fo:font-weight="bold" officeooo:rsid="000de4b5" officeooo:paragraph-rsid="000de4b5" style:font-weight-asian="bold" style:font-weight-complex="bold"/>
    </style:style>
    <style:style style:name="P13" style:family="paragraph" style:parent-style-name="Standard" style:list-style-name="L3">
      <style:text-properties fo:font-weight="bold" officeooo:rsid="000de4b5" officeooo:paragraph-rsid="000de4b5" style:font-weight-asian="bold" style:font-weight-complex="bold"/>
    </style:style>
    <style:style style:name="P14" style:family="paragraph" style:parent-style-name="Standard">
      <style:text-properties fo:font-weight="bold" officeooo:rsid="00104d64" officeooo:paragraph-rsid="00104d64" style:font-weight-asian="bold" style:font-weight-complex="bold"/>
    </style:style>
    <style:style style:name="P15" style:family="paragraph" style:parent-style-name="Standard">
      <style:text-properties fo:font-weight="bold" officeooo:rsid="00120b24" officeooo:paragraph-rsid="00120b24" style:font-weight-asian="bold" style:font-weight-complex="bold"/>
    </style:style>
    <style:style style:name="P16" style:family="paragraph" style:parent-style-name="Standard" style:list-style-name="L4">
      <style:text-properties fo:font-weight="bold" officeooo:rsid="00120b24" officeooo:paragraph-rsid="00120b24" style:font-weight-asian="bold" style:font-weight-complex="bold"/>
    </style:style>
    <style:style style:name="P17" style:family="paragraph" style:parent-style-name="Standard" style:list-style-name="L4">
      <style:text-properties fo:font-weight="bold" officeooo:rsid="00125ce8" officeooo:paragraph-rsid="00125ce8" style:font-weight-asian="bold" style:font-weight-complex="bold"/>
    </style:style>
    <style:style style:name="P18" style:family="paragraph" style:parent-style-name="Standard" style:list-style-name="L4">
      <style:text-properties fo:font-weight="bold" officeooo:rsid="00130517" officeooo:paragraph-rsid="00130517" style:font-weight-asian="bold" style:font-weight-complex="bold"/>
    </style:style>
    <style:style style:name="P19" style:family="paragraph" style:parent-style-name="Standard" style:list-style-name="L4">
      <style:text-properties fo:font-weight="bold" officeooo:rsid="00147007" officeooo:paragraph-rsid="00147007" style:font-weight-asian="bold" style:font-weight-complex="bold"/>
    </style:style>
    <style:style style:name="P20" style:family="paragraph" style:parent-style-name="Standard" style:list-style-name="L4">
      <style:text-properties fo:font-weight="bold" officeooo:rsid="00160940" officeooo:paragraph-rsid="00160940" style:font-weight-asian="bold" style:font-weight-complex="bold"/>
    </style:style>
    <style:style style:name="P21" style:family="paragraph" style:parent-style-name="Standard" style:list-style-name="L4">
      <style:text-properties fo:font-weight="bold" officeooo:rsid="0017fd68" officeooo:paragraph-rsid="0017fd68" style:font-weight-asian="bold" style:font-weight-complex="bold"/>
    </style:style>
    <style:style style:name="P22" style:family="paragraph" style:parent-style-name="Standard">
      <style:text-properties fo:font-weight="bold" officeooo:rsid="0017fd68" officeooo:paragraph-rsid="0017fd68" style:font-weight-asian="bold" style:font-weight-complex="bold"/>
    </style:style>
    <style:style style:name="P23" style:family="paragraph" style:parent-style-name="Standard">
      <style:text-properties fo:font-weight="bold" officeooo:rsid="00190b4e" officeooo:paragraph-rsid="00190b4e" style:font-weight-asian="bold" style:font-weight-complex="bold"/>
    </style:style>
    <style:style style:name="P24" style:family="paragraph" style:parent-style-name="Standard">
      <style:text-properties fo:font-weight="bold" officeooo:rsid="001adb32" officeooo:paragraph-rsid="001adb32" style:font-weight-asian="bold" style:font-weight-complex="bold"/>
    </style:style>
    <style:style style:name="P25" style:family="paragraph" style:parent-style-name="Standard" style:list-style-name="L5">
      <style:text-properties fo:font-weight="bold" officeooo:rsid="001adb32" officeooo:paragraph-rsid="001adb32" style:font-weight-asian="bold" style:font-weight-complex="bold"/>
    </style:style>
    <style:style style:name="P26" style:family="paragraph" style:parent-style-name="Standard">
      <style:text-properties fo:font-weight="normal" officeooo:rsid="001bb2ba" officeooo:paragraph-rsid="001bb2ba" style:font-weight-asian="normal" style:font-weight-complex="normal"/>
    </style:style>
    <style:style style:name="P27" style:family="paragraph" style:parent-style-name="Standard">
      <style:text-properties fo:font-weight="normal" officeooo:rsid="001c9ee9" officeooo:paragraph-rsid="001c9ee9" style:font-weight-asian="normal" style:font-weight-complex="normal"/>
    </style:style>
    <style:style style:name="P28" style:family="paragraph" style:parent-style-name="Standard">
      <style:text-properties fo:font-weight="normal" officeooo:rsid="001ce084" officeooo:paragraph-rsid="001f8e7f" style:font-weight-asian="normal" style:font-weight-complex="normal"/>
    </style:style>
    <style:style style:name="P29" style:family="paragraph" style:parent-style-name="Standard">
      <style:text-properties fo:font-weight="normal" officeooo:rsid="001f8e7f" officeooo:paragraph-rsid="001f8e7f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1f8e7f" officeooo:paragraph-rsid="001f8e7f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1fce10" officeooo:paragraph-rsid="001fce10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1fce10" officeooo:paragraph-rsid="00200a3d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1ff3cb" officeooo:paragraph-rsid="001ff3cb" style:font-weight-asian="normal" style:font-weight-complex="normal"/>
    </style:style>
    <style:style style:name="P34" style:family="paragraph" style:parent-style-name="Standard">
      <style:text-properties fo:font-weight="normal" officeooo:rsid="001ff3cb" officeooo:paragraph-rsid="001ff3cb" style:font-weight-asian="normal" style:font-weight-complex="normal"/>
    </style:style>
    <style:style style:name="P35" style:family="paragraph" style:parent-style-name="Standard">
      <style:text-properties fo:font-weight="normal" officeooo:rsid="002052bb" officeooo:paragraph-rsid="002052bb" style:font-weight-asian="normal" style:font-weight-complex="normal"/>
    </style:style>
    <style:style style:name="P36" style:family="paragraph" style:parent-style-name="Standard">
      <style:text-properties fo:font-weight="normal" officeooo:rsid="0021fb20" officeooo:paragraph-rsid="0021fb20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21fb20" officeooo:paragraph-rsid="0021fb20" style:font-weight-asian="normal" style:font-weight-complex="normal"/>
    </style:style>
    <style:style style:name="P38" style:family="paragraph" style:parent-style-name="Standard">
      <style:text-properties fo:font-weight="normal" officeooo:rsid="0023f77d" officeooo:paragraph-rsid="0023f77d" style:font-weight-asian="normal" style:font-weight-complex="normal"/>
    </style:style>
    <style:style style:name="P39" style:family="paragraph" style:parent-style-name="Standard" style:list-style-name="L8">
      <style:text-properties style:text-underline-style="solid" style:text-underline-width="auto" style:text-underline-color="font-color" fo:font-weight="normal" officeooo:rsid="0023f77d" officeooo:paragraph-rsid="0023f77d" style:font-weight-asian="normal" style:font-weight-complex="normal"/>
    </style:style>
    <style:style style:name="P40" style:family="paragraph" style:parent-style-name="Standard" style:list-style-name="L8">
      <style:text-properties style:text-underline-style="none" fo:font-weight="normal" officeooo:rsid="0023f77d" officeooo:paragraph-rsid="0023f77d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3f77d" officeooo:paragraph-rsid="0023f77d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42c5b" officeooo:paragraph-rsid="00242c5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2f063" style:font-weight-asian="normal" style:font-weight-complex="normal"/>
    </style:style>
    <style:style style:name="T8" style:family="text">
      <style:text-properties style:text-underline-style="none" fo:font-weight="normal" officeooo:rsid="000c9efa" style:font-weight-asian="normal" style:font-weight-complex="normal"/>
    </style:style>
    <style:style style:name="T9" style:family="text">
      <style:text-properties style:text-underline-style="none" officeooo:rsid="0002f063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officeooo:rsid="001e0912"/>
    </style:style>
    <style:style style:name="T12" style:family="text">
      <style:text-properties style:text-underline-style="none" officeooo:rsid="00200a3d"/>
    </style:style>
    <style:style style:name="T13" style:family="text">
      <style:text-properties fo:color="#ce181e" style:text-underline-style="none" officeooo:rsid="00200a3d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Órgão competente para julgamento de HC está <text:span text:style-name="T1">desvinculado à causa de pedir e aos pedidos formulados</text:span><text:span text:style-name="T2">. Assim, se tiver convicção de que há ato ilegal não mencionado pelo impetrante, cabe afastá-lo, ainda que isso implique concessão de ordem em sentido diverso do pleiteado.</text:span></text:p>
      <text:p text:style-name="P1"><text:span text:style-name="T2"/></text:p>
      <text:p text:style-name="P2">Não<text:span text:style-name="T2"> cabe HC contra decisões do STF (Plenário ou Turmas), </text:span>nem<text:span text:style-name="T2"> contra decisão monocrática proferida por Ministro do STF.</text:span></text:p>
      <text:p text:style-name="P2"><text:span text:style-name="T7"/></text:p>
      <text:p text:style-name="P3"><text:span text:style-name="T9">N</text:span><text:span text:style-name="T5">ão</text:span><text:span text:style-name="T6"> cabe HC para discutir o </text:span><text:span text:style-name="T5">mérito</text:span><text:span text:style-name="T6"> de punições disciplinares militares, mas cabe HC para discutir a </text:span><text:span text:style-name="T5">legalidade</text:span><text:span text:style-name="T6"> delas.</text:span></text:p>
      <text:p text:style-name="P3"><text:span text:style-name="T6"/></text:p>
      <text:p text:style-name="P4"><text:span text:style-name="T6">Estado de defesa ou estado de sítio → HC pode ser restringido, mas nunca suprimido.</text:span></text:p>
      <text:p text:style-name="P4"><text:span text:style-name="T6"/></text:p>
      <text:p text:style-name="P5"><text:span text:style-name="T6">HC → natureza </text:span><text:span text:style-name="T5">penal</text:span><text:span text:style-name="T6">.</text:span></text:p>
      <text:p text:style-name="P5"><text:span text:style-name="T6">MS → natureza </text:span><text:span text:style-name="T5">civil</text:span><text:span text:style-name="T6">.</text:span></text:p>
      <text:p text:style-name="P5"><text:span text:style-name="T6"/></text:p>
      <text:p text:style-name="P6"><text:span text:style-name="T6">STF: controvérsia sobre matéria de direito </text:span><text:span text:style-name="T5">não</text:span><text:span text:style-name="T6"> impede a concessão de MS.</text:span></text:p>
      <text:p text:style-name="P6"><text:span text:style-name="T6"/></text:p>
      <text:p text:style-name="P7"><text:span text:style-name="T6">Legitimados para impetrar MS:</text:span></text:p>
      <text:list xml:id="list1056429337" text:style-name="L1">
        <text:list-item>
          <text:p text:style-name="P8"><text:span text:style-name="T6">todas PFs e PJs, nacionais ou estrangeiras, domiciliadas ou não no Brasil;</text:span></text:p>
        </text:list-item>
        <text:list-item>
          <text:p text:style-name="P8"><text:span text:style-name="T6">universidades reconhecidas por lei como detentoras de capacidade processual para defesa de seus direitos;</text:span></text:p>
        </text:list-item>
        <text:list-item>
          <text:p text:style-name="P8"><text:span text:style-name="T6">órgãos públicos de grau superior, na defesa de suas prerrogativas e funções;</text:span></text:p>
        </text:list-item>
        <text:list-item>
          <text:p text:style-name="P8"><text:span text:style-name="T6">MP.</text:span></text:p>
        </text:list-item>
      </text:list>
      <text:p text:style-name="P7"><text:span text:style-name="T6"/></text:p>
      <text:p text:style-name="P9"><text:span text:style-name="T6">Prazo para impetrar MS → </text:span><text:span text:style-name="T5">120 dias</text:span><text:span text:style-name="T6"> </text:span><text:span text:style-name="T8">a contar da ciência oficial do interessado.</text:span></text:p>
      <text:list xml:id="list11573812" text:style-name="L2">
        <text:list-item>
          <text:p text:style-name="P10"><text:span text:style-name="T6">Prazo decadencial, ou seja, </text:span><text:span text:style-name="T5">não</text:span><text:span text:style-name="T6"> passível de suspensão ou interrupção.</text:span></text:p>
        </text:list-item>
      </text:list>
      <text:p text:style-name="P11"><text:span text:style-name="T6"/></text:p>
      <text:p text:style-name="P12"><text:span text:style-name="T5">Não</text:span><text:span text:style-name="T6"> se admite </text:span><text:span text:style-name="T5">liminar em MS</text:span><text:span text:style-name="T6"> nos seguintes casos:</text:span></text:p>
      <text:list xml:id="list2976888710" text:style-name="L3">
        <text:list-item>
          <text:p text:style-name="P13"><text:span text:style-name="T6">compensação de CTs;</text:span></text:p>
        </text:list-item>
        <text:list-item>
          <text:p text:style-name="P13"><text:span text:style-name="T6">entrega de mercadorias e bens do exterior;</text:span></text:p>
        </text:list-item>
        <text:list-item>
          <text:p text:style-name="P13"><text:span text:style-name="T6">reclassificação ou equiparação de servidores públicos e a concessão de aumento ou a extensão de vantagens ou pagamento de qualquer natureza.</text:span></text:p>
        </text:list-item>
      </text:list>
      <text:p text:style-name="P12"><text:span text:style-name="T6"/></text:p>
      <text:p text:style-name="P14"><text:span text:style-name="T6">Impetrante de MS </text:span><text:span text:style-name="T5">pode</text:span><text:span text:style-name="T6"> desistir da ação </text:span><text:span text:style-name="T5">a qualquer tempo</text:span><text:span text:style-name="T6">.</text:span></text:p>
      <text:p text:style-name="P14"><text:span text:style-name="T6"/></text:p>
      <text:p text:style-name="P15"><text:span text:style-name="T5">Não</text:span><text:span text:style-name="T6"> cabe MS nos seguintes casos:</text:span></text:p>
      <text:list xml:id="list1927217414" text:style-name="L4">
        <text:list-item>
          <text:p text:style-name="P16"><text:span text:style-name="T6">contra decisão judicial que ainda caiba recurso </text:span><text:span text:style-name="T4">com efeito suspensivo</text:span><text:span text:style-name="T6">;</text:span></text:p>
        </text:list-item>
        <text:list-item>
          <text:p text:style-name="P17"><text:span text:style-name="T6">contra ato administrativo que ainda caiba recurso </text:span><text:span text:style-name="T4">com efeito suspensivo</text:span><text:span text:style-name="T6">;</text:span></text:p>
          <text:list>
            <text:list-item>
              <text:p text:style-name="P18"><text:span text:style-name="T6">STF: a existência de recurso administrativo com efeito suspensivo </text:span><text:span text:style-name="T5">não</text:span><text:span text:style-name="T6"> impede o uso do MS contra </text:span><text:span text:style-name="T5">omissão da autoridade</text:span><text:span text:style-name="T6">;</text:span></text:p>
            </text:list-item>
          </text:list>
        </text:list-item>
        <text:list-item>
          <text:p text:style-name="P19"><text:span text:style-name="T6">contra decisão judicial transitado em julgado;</text:span></text:p>
        </text:list-item>
        <text:list-item>
          <text:p text:style-name="P20"><text:span text:style-name="T6">contra lei </text:span><text:span text:style-name="T5">em tese</text:span><text:span text:style-name="T6">, exceto se produtora de </text:span><text:span text:style-name="T5">efeitos concretos</text:span><text:span text:style-name="T6">;</text:span></text:p>
        </text:list-item>
        <text:list-item>
          <text:p text:style-name="P21"><text:span text:style-name="T6">contra ato de natureza jurisdicional, salvo situação de absoluta excepcionalidade, quando a decisão for equivocada, seja por manifesta ilegalidade, seja por abuso de poder;</text:span></text:p>
        </text:list-item>
        <text:list-item>
          <text:p text:style-name="P21"><text:span text:style-name="T6">contra decisões jurisdicionais do STF, salvo situações excepcionais;</text:span></text:p>
        </text:list-item>
        <text:list-item>
          <text:p text:style-name="P21"><text:span text:style-name="T6">para assegurar direito líquido e certo à </text:span><text:span text:style-name="T5">insubmissão a certa modalidade de tributação</text:span><text:span text:style-name="T6">, na hipótese de o ato coator apontado se confundir com a própria adoção de MP editada pelo Chefe do Poder Executivo.</text:span></text:p>
        </text:list-item>
      </text:list>
      <text:p text:style-name="P22"><text:span text:style-name="T6"/></text:p>
      <text:p text:style-name="P23"><text:soft-page-break/><text:span text:style-name="T5">Não</text:span><text:span text:style-name="T6"> há ônus da sucumbência na impetração de MS.</text:span></text:p>
      <text:p text:style-name="P23"><text:span text:style-name="T6"/></text:p>
      <text:p text:style-name="P24"><text:span text:style-name="T6">Legitimados para impetrar </text:span><text:span text:style-name="T5">MS coletivo</text:span><text:span text:style-name="T6">:</text:span></text:p>
      <text:list xml:id="list1241013560" text:style-name="L5">
        <text:list-item>
          <text:p text:style-name="P25"><text:span text:style-name="T6">partido político com representação no CN;</text:span></text:p>
        </text:list-item>
        <text:list-item>
          <text:p text:style-name="P25"><text:span text:style-name="T6">organização sindical, entidade de classe ou associação legalmente constituída e em funcionamento há </text:span><text:span text:style-name="T5">pelo menos 1 ano</text:span><text:span text:style-name="T6">, em defesa dos interesses de seus membros ou associados.</text:span></text:p>
        </text:list-item>
      </text:list>
      <text:p text:style-name="P24"><text:span text:style-name="T6"/></text:p>
      <text:p text:style-name="P26"><text:span text:style-name="T5">MS </text:span><text:span text:style-name="T10">coletivo</text:span><text:span text:style-name="T5"> → proteção a direitos </text:span><text:span text:style-name="T10">coletivos</text:span><text:span text:style-name="T5"> e individuais homogêneos. </text:span><text:span text:style-name="T10">Não</text:span><text:span text:style-name="T5"> é cabível para proteger interesses </text:span><text:span text:style-name="T3">difusos</text:span><text:span text:style-name="T5">.</text:span></text:p>
      <text:p text:style-name="P26"><text:span text:style-name="T5"/></text:p>
      <text:p text:style-name="P27"><text:span text:style-name="T5">MS </text:span><text:span text:style-name="T10">coletivo</text:span><text:span text:style-name="T5"> </text:span><text:span text:style-name="T10">não</text:span><text:span text:style-name="T5"> precisa de autorização expressa dos titulares do direito para agir.</text:span></text:p>
      <text:p text:style-name="P27"><text:span text:style-name="T5"/></text:p>
      <text:p text:style-name="P28"><text:span text:style-name="T5">STF: partido político </text:span><text:span text:style-name="T10">não</text:span><text:span text:style-name="T5"> está autorizado a usar MS coletivo para, </text:span><text:span text:style-name="T11">substituindo todos os cidadãos na defesa de direitos individuais,</text:span><text:span text:style-name="T5"> impugnar majoração de tributo, já que uma exigência tributária configura interesse de grupo ou classe de pessoas, só podendo ser impugnada por eles próprios, de forma individual ou coletiva.</text:span></text:p>
      <text:p text:style-name="P28"><text:span text:style-name="T5"/></text:p>
      <text:p text:style-name="P29"><text:span text:style-name="T5">Legitimatos para impetrar </text:span><text:span text:style-name="T10">MI coletivo</text:span><text:span text:style-name="T5">:</text:span></text:p>
      <text:list xml:id="list1016461353" text:style-name="L6">
        <text:list-item>
          <text:p text:style-name="P30"><text:span text:style-name="T5">partido político com representação no CN → p/ assegurar o exercício de direitos, liberdades e prerrogativas de seus integrantes ou relacionados com a finalidade partidária;</text:span></text:p>
        </text:list-item>
        <text:list-item>
          <text:p text:style-name="P31"><text:span text:style-name="T5">sindicato, entidade de classe ou associação constituída e em funcionamento há pelo menos 1 ano → p/ assegurar direitos, liberdades e prerrogativas em favor da totalidade ou parte de seus membros/associados, na forma de seus estatutos e desde que pertinentes a suas finalidades, dispensada, para tanto, autorização especial;</text:span></text:p>
        </text:list-item>
        <text:list-item>
          <text:p text:style-name="P32"><text:span text:style-name="T5">MP → quando relevante a defesa da ordem jurídica, do regime democrático ou dos interesses sociais ou individuais indisponíveis; </text:span><text:span text:style-name="T13">[novidade da L13300/16]</text:span></text:p>
        </text:list-item>
        <text:list-item>
          <text:p text:style-name="P33"><text:span text:style-name="T5">DP → quando relevante para a promoção dos direitos humanos e a defesa dos direitos individuais e coletivos dos necessitados. </text:span><text:span text:style-name="T13">[novidade da L13300/16]</text:span></text:p>
        </text:list-item>
      </text:list>
      <text:p text:style-name="P34"><text:span text:style-name="T12"/></text:p>
      <text:p text:style-name="P35"><text:span text:style-name="T12">M</text:span><text:span text:style-name="T5">I </text:span><text:span text:style-name="T10">não</text:span><text:span text:style-name="T5"> é gratuito e necessita de advogado.</text:span></text:p>
      <text:p text:style-name="P35"><text:span text:style-name="T5"/></text:p>
      <text:p text:style-name="P36"><text:span text:style-name="T5">Requisitos para cabimento de MI:</text:span></text:p>
      <text:list xml:id="list1107470753" text:style-name="L7">
        <text:list-item>
          <text:p text:style-name="P37"><text:span text:style-name="T5">omissão de norma que regule norma constitucional;</text:span></text:p>
        </text:list-item>
        <text:list-item>
          <text:p text:style-name="P37"><text:span text:style-name="T5">nexo de causalidade; e</text:span></text:p>
        </text:list-item>
        <text:list-item>
          <text:p text:style-name="P37"><text:span text:style-name="T5">decurso de prazo razoável para elaboração da norma.</text:span></text:p>
        </text:list-item>
      </text:list>
      <text:p text:style-name="P36"><text:span text:style-name="T5"/></text:p>
      <text:p text:style-name="P38"><text:span text:style-name="T5">Corrente </text:span><text:span text:style-name="T10">não concretista</text:span><text:span text:style-name="T5"> → cabe ao Judiciário apenas dar ciência de sua decisão ao órgão competente para que este edite norma regulamentadora.</text:span></text:p>
      <text:p text:style-name="P38"><text:span text:style-name="T5">Corrente </text:span><text:span text:style-name="T10">concretista</text:span><text:span text:style-name="T5"> → Judiciário deve não apenas reconhecer a omissão legislativa, mas também possibilitar a efetiva concretização do direito. Divide-se em:</text:span></text:p>
      <text:list xml:id="list1718203810" text:style-name="L8">
        <text:list-item>
          <text:p text:style-name="P39">concretista geral<text:span text:style-name="T5">: decisão do Judiciário deve ser </text:span><text:span text:style-name="T14">erga omnes</text:span><text:span text:style-name="T16">;</text:span></text:p>
        </text:list-item>
        <text:list-item>
          <text:p text:style-name="P39"><text:span text:style-name="T15">concretista individual</text:span><text:span text:style-name="T16">: decisão do Judiciário deve ser </text:span><text:span text:style-name="T14">inter partes</text:span><text:span text:style-name="T16">. Divide-se em:</text:span></text:p>
          <text:list>
            <text:list-item>
              <text:p text:style-name="P40"><text:span text:style-name="T15">direta → Judiciário concretiza direta e imediatamente a eficácia da norma constitucional ao autor da ação;</text:span></text:p>
            </text:list-item>
            <text:list-item>
              <text:p text:style-name="P40"><text:span text:style-name="T15">intermediária → Judiciário dá prazo para que o omisso elabore a norma, se ultrapassado esse prazo, então Judiciário dará eficácia da norma constitucional ao autor da ação.</text:span></text:p>
            </text:list-item>
          </text:list>
        </text:list-item>
      </text:list>
      <text:p text:style-name="P41"><text:span text:style-name="T15"/></text:p>
      <text:p text:style-name="P42"><text:span text:style-name="T15">STF: adota corrente </text:span><text:span text:style-name="T17">concretista</text:span><text:span text:style-name="T15">.</text:span></text:p>
      <text:p text:style-name="P42"><text:span text:style-name="T15">L13300/16: adota corrente </text:span><text:span text:style-name="T17">concretista individual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6T22:28:04.673000000</dc:date>
    <meta:editing-duration>PT55M49S</meta:editing-duration>
    <meta:editing-cycles>35</meta:editing-cycles>
    <meta:document-statistic meta:table-count="0" meta:image-count="0" meta:object-count="0" meta:page-count="2" meta:paragraph-count="53" meta:word-count="784" meta:character-count="4958" meta:non-whitespace-character-count="4256"/>
  </office:meta>
</office:document-meta>
</file>